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t-class-related Matlab functions and data structures</text:p>
      <text:p text:style-name="Standard"/>
      <text:p text:style-name="P1">pcsetdata.mat</text:p>
      <text:p text:style-name="Standard"/>
      <text:p text:style-name="Standard">% Precomputed tables of pc-set-related information</text:p>
      <text:p text:style-name="Standard"/>
      <text:p text:style-name="Standard"><text:s text:c="2"/>card <text:s text:c="9"/>4096x1 <text:s text:c="20"/>32768 <text:s/>double array<text:tab/>pcset -&gt; cardinality</text:p>
      <text:p text:style-name="Standard"><text:s text:c="2"/>classiv <text:s text:c="7"/>200x1 <text:s text:c="20"/>14306 <text:s/>cell array<text:tab/><text:tab/>iv index -&gt; Forte's name</text:p>
      <text:p text:style-name="Standard"><text:s text:c="2"/>classtn <text:s text:c="7"/>351x1 <text:s text:c="20"/>25716 <text:s/>cell array<text:tab/><text:tab/>Tn index -&gt; Forte's name (+ A/B)</text:p>
      <text:p text:style-name="Standard"><text:s text:c="2"/>classtni <text:s text:c="6"/>223x1 <text:s text:c="20"/>16008 <text:s/>cell array<text:tab/><text:tab/>TnI index -&gt; Forte's name</text:p>
      <text:p text:style-name="Standard"><text:s text:c="2"/>idxiv <text:s text:c="8"/>4096x1 <text:s text:c="20"/>32768 <text:s/>double array<text:tab/>pcset -&gt; iv index</text:p>
      <text:p text:style-name="Standard"><text:s text:c="2"/>idxtn <text:s text:c="8"/>4096x1 <text:s text:c="20"/>32768 <text:s/>double array<text:tab/>pcset -&gt; Tn index</text:p>
      <text:p text:style-name="Standard"><text:s text:c="2"/>idxtni <text:s text:c="7"/>4096x1 <text:s text:c="20"/>32768 <text:s/>double array<text:tab/>pcset -&gt; TnI index</text:p>
      <text:p text:style-name="Standard"><text:s text:c="2"/>iv <text:s text:c="11"/>4096x6 <text:s text:c="19"/>196608 <text:s/>double array<text:tab/>pcset -&gt; iv (each as 1x6 vector)</text:p>
      <text:p text:style-name="Standard"><text:s text:c="2"/>orderediv <text:s text:c="5"/>200x6 <text:s text:c="21"/>9600 <text:s/>double array<text:tab/>iv index -&gt; iv (1x6 vector)</text:p>
      <text:p text:style-name="Standard"><text:s text:c="2"/>orderedtn <text:s text:c="5"/>351x12 <text:s text:c="19"/>33696 <text:s/>double array<text:tab/>Tn index -&gt; prime form (1x12 vector)</text:p>
      <text:p text:style-name="Standard"><text:s text:c="2"/>orderedtni <text:s text:c="4"/>223x12 <text:s text:c="19"/>21408 <text:s/>double array<text:tab/>TnI index -&gt; prime form (1x12 vector)</text:p>
      <text:p text:style-name="Standard"><text:s text:c="2"/>pcschar <text:s text:c="6"/>4096x12 <text:s text:c="19"/>98304 <text:s/>char array<text:tab/>pcset -&gt; pcset as char (1x12)</text:p>
      <text:p text:style-name="Standard"><text:s text:c="2"/>primeform <text:s text:c="4"/>4096x1 <text:s text:c="19"/>638976 <text:s/>cell array<text:tab/>pcset -&gt; primeform</text:p>
      <text:p text:style-name="Standard"><text:s text:c="2"/>reltn <text:s text:c="9"/>351x351 <text:s text:c="17"/>985608 <text:s/>double array<text:tab/>Tn index (x2) -&gt; REL distance</text:p>
      <text:p text:style-name="Standard"><text:s text:c="2"/>reltni <text:s text:c="8"/>223x223 <text:s text:c="17"/>397832 <text:s/>double array<text:tab/>TnI index (x2) -&gt; REL distance</text:p>
      <text:p text:style-name="Standard"><text:s text:c="2"/>subclass <text:s text:c="6"/>351x351 <text:s text:c="17"/>985608 <text:s/>double array<text:tab/>Tn index (x2) -&gt; # subclass instances</text:p>
      <text:p text:style-name="Standard"><text:s text:c="2"/>iv2tn <text:s text:c="9"/>200x1 <text:s text:c="21"/>1600 <text:s/>double array<text:tab/><text:tab/>iv index -&gt; Tn index</text:p>
      <text:p text:style-name="Standard"><text:s text:c="2"/>iv2tni <text:s text:c="8"/>200x1 <text:s text:c="21"/>1600 <text:s/>double array<text:tab/>iv index -&gt; TnI index</text:p>
      <text:p text:style-name="Standard"><text:s text:c="2"/>tn2iv <text:s text:c="9"/>351x1 <text:s text:c="21"/>2808 <text:s/>double array<text:tab/><text:tab/>Tn index -&gt; iv index</text:p>
      <text:p text:style-name="Standard"><text:s text:c="2"/>tn2tni <text:s text:c="8"/>351x1 <text:s text:c="21"/>2808 <text:s/>double array<text:tab/>Tn index -&gt; TnI index</text:p>
      <text:p text:style-name="Standard"><text:s text:c="2"/>tni2iv <text:s text:c="8"/>223x1 <text:s text:c="21"/>1784 <text:s/>double array<text:tab/>TnI index -&gt; iv index</text:p>
      <text:p text:style-name="Standard"><text:s text:c="2"/>tni2tn <text:s text:c="8"/>223x1 <text:s text:c="21"/>1784 <text:s/>double array<text:tab/>TnI index -&gt; Tn index</text:p>
      <text:p text:style-name="Standard"/>
      <text:p text:style-name="P1">forteNamesIV.txt<text:tab/><text:span text:style-name="T1">Forte names indexed by interval vector</text:span></text:p>
      <text:p text:style-name="P1">forteNames.txt<text:tab/><text:span text:style-name="T1">Forte names indexed by TnI (the "original" Forte names)</text:span></text:p>
      <text:p text:style-name="P1">forteNamesAB.txt<text:span text:style-name="T1"><text:tab/>Forte names (+ A/B as prime/inverted forms) indexed by Tn</text:span></text:p>
      <text:p text:style-name="Standard"/>
      <text:p text:style-name="P1">allRELTable351</text:p>
      <text:p text:style-name="Standard"><text:tab/></text:p>
      <text:p text:style-name="Standard">% computes REL(X,Y) for all set-classes (Forte's + A/B + trivial)</text:p>
      <text:p text:style-name="Standard">% output:</text:p>
      <text:p text:style-name="Standard">% <text:s text:c="2"/>allreltable : 351x351 matrix of REL values</text:p>
      <text:p text:style-name="Standard">% uses: </text:p>
      <text:p text:style-name="Standard">% <text:s text:c="2"/>protoprimeOrdered.txt, RELTable351.m</text:p>
      <text:p text:style-name="Standard"/>
      <text:p text:style-name="P1">RELTable351</text:p>
      <text:p text:style-name="Standard"/>
      <text:p text:style-name="Standard">% computes REL(X,all the Tn classes)</text:p>
      <text:p text:style-name="Standard"/>
      <text:p text:style-name="P1">rel.m</text:p>
      <text:p text:style-name="Standard"/>
      <text:p text:style-name="Standard">% computes the REL distance between two sets given as their prime forms</text:p>
      <text:p text:style-name="Standard">% adapted by Martorell from Castrén, for including the trivial forms</text:p>
      <text:p text:style-name="Standard">% bug! it forgets to attach the interval vectors</text:p>
      <text:p text:style-name="Standard"/>
      <text:p text:style-name="Standard"/>
      <text:p text:style-name="P1"><text:soft-page-break/>primeForm.m</text:p>
      <text:p text:style-name="Standard"/>
      <text:p text:style-name="Standard">% Computes Forte's prime form from a pitch-class set, based on Straus' algorithm</text:p>
      <text:p text:style-name="Standard">% Input:</text:p>
      <text:p text:style-name="Standard">% <text:s text:c="2"/>pcs : pitch-class set vector (1 x card, 0-11). Example: C,E,G = [0 4 7];</text:p>
      <text:p text:style-name="Standard">% Output:</text:p>
      <text:p text:style-name="Standard">% <text:s text:c="2"/>prime form : Forte's prime form as list of numbers (0-11)</text:p>
      <text:p text:style-name="Standard"/>
      <text:p text:style-name="P1">protoprimeOrdered.txt</text:p>
      <text:p text:style-name="Standard"/>
      <text:p text:style-name="Standard">% list of 351 prime forms (including trivial forms), ordered according to Forte's cardinality-ordinals + A/B notation for prime/inverted. Named 'protoprime' as intermediate step in Straus' algorithm (prime form before the inversion decision, when applicable).</text:p>
      <text:p text:style-name="Standard">% indexed according to Tn equivalence </text:p>
      <text:p text:style-name="Standard">% each class is 12-dimensional vector, zero-padded at the right as required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3M59S</meta:editing-duration>
    <meta:editing-cycles>18</meta:editing-cycles>
    <meta:generator>OpenOffice.org/3.4.1$Win32 OpenOffice.org_project/341m1$Build-9593</meta:generator>
    <dc:date>2014-01-13T13:06:40.14</dc:date>
    <meta:document-statistic meta:table-count="0" meta:image-count="0" meta:object-count="0" meta:page-count="2" meta:paragraph-count="51" meta:word-count="436" meta:character-count="3309"/>
    <meta:user-defined meta:name="Info 1"/>
    <meta:user-defined meta:name="Info 2"/>
    <meta:user-defined meta:name="Info 3"/>
    <meta:user-defined meta:name="Info 4"/>
  </office:meta>
</office:document-meta>
</file>